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'Andale Mono', Consolas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2pt" fo:font-weight="bold" officeooo:rsid="00023c0c" officeooo:paragraph-rsid="00023c0c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23da7" officeooo:paragraph-rsid="00023da7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bold" officeooo:rsid="0003fca6" officeooo:paragraph-rsid="0003fca6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normal" officeooo:rsid="000a7e61" officeooo:paragraph-rsid="000a7e61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officeooo:paragraph-rsid="00023da7"/>
    </style:style>
    <style:style style:name="P7" style:family="paragraph" style:parent-style-name="Preformatted_20_Text">
      <style:paragraph-properties fo:text-align="start" style:justify-single-word="false"/>
      <style:text-properties officeooo:paragraph-rsid="0003fca6"/>
    </style:style>
    <style:style style:name="P8" style:family="paragraph" style:parent-style-name="Preformatted_20_Text">
      <style:paragraph-properties fo:text-align="start" style:justify-single-word="false"/>
      <style:text-properties officeooo:paragraph-rsid="0009766e"/>
    </style:style>
    <style:style style:name="P9" style:family="paragraph" style:parent-style-name="Preformatted_20_Text">
      <style:paragraph-properties fo:text-align="center" style:justify-single-word="false"/>
      <style:text-properties fo:font-size="36pt" fo:font-weight="bold" officeooo:rsid="00023c0c" officeooo:paragraph-rsid="00023c0c" style:font-size-asian="36pt" style:font-weight-asian="bold" style:font-size-complex="36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158466" fo:font-size="11pt" fo:font-weight="normal" officeooo:rsid="000a7e61" officeooo:paragraph-rsid="000a7e61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158466" fo:font-size="16pt" fo:font-weight="bold" officeooo:rsid="00085e88" officeooo:paragraph-rsid="00085e88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1pt" officeooo:rsid="000667c4" officeooo:paragraph-rsid="000667c4" style:font-name-asian="Noto Sans Mono CJK SC" style:font-size-asian="9.60000038146973pt" style:font-name-complex="Liberation Mono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158466"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T1" style:family="text">
      <style:text-properties officeooo:rsid="00023da7"/>
    </style:style>
    <style:style style:name="T2" style:family="text">
      <style:text-properties fo:font-size="11pt" fo:font-weight="normal" officeooo:rsid="0003fca6" style:font-size-asian="9.60000038146973pt" style:font-weight-asian="normal" style:font-size-complex="11pt" style:font-weight-complex="normal"/>
    </style:style>
    <style:style style:name="T3" style:family="text">
      <style:text-properties fo:font-size="10.5pt" fo:font-weight="bold" officeooo:rsid="00023da7" style:font-size-asian="10.5pt" style:font-weight-asian="bold" style:font-size-complex="10.5pt" style:font-weight-complex="bold"/>
    </style:style>
    <style:style style:name="T4" style:family="text">
      <style:text-properties style:font-name="Liberation Mono" fo:font-size="11pt" fo:font-weight="normal" officeooo:rsid="0003fca6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5" style:family="text">
      <style:text-properties officeooo:rsid="00098add"/>
    </style:style>
    <style:style style:name="T6" style:family="text">
      <style:text-properties officeooo:rsid="000bfb6f"/>
    </style:style>
    <style:style style:name="T7" style:family="text">
      <style:text-properties officeooo:rsid="000c72cd"/>
    </style:style>
    <style:style style:name="T8" style:family="text">
      <style:text-properties officeooo:rsid="000d20a5"/>
    </style:style>
    <style:style style:name="T9" style:family="text">
      <style:text-properties fo:color="#158466" fo:font-size="11pt" fo:font-weight="normal" officeooo:rsid="0009766e" style:font-size-asian="11pt" style:font-weight-asian="normal" style:font-size-complex="11pt" style:font-weight-complex="normal"/>
    </style:style>
    <style:style style:name="T10" style:family="text">
      <style:text-properties fo:color="#158466" fo:font-size="11pt" fo:font-weight="normal" officeooo:rsid="000bfb6f" style:font-size-asian="11pt" style:font-weight-asian="normal" style:font-size-complex="11pt" style:font-weight-complex="normal"/>
    </style:style>
    <style:style style:name="T11" style:family="text">
      <style:text-properties fo:color="#158466" fo:font-size="11pt" fo:font-weight="normal" officeooo:rsid="000c72cd" style:font-size-asian="11pt" style:font-weight-asian="normal" style:font-size-complex="11pt" style:font-weight-complex="normal"/>
    </style:style>
    <style:style style:name="T12" style:family="text">
      <style:text-properties fo:color="#158466" fo:font-size="11pt" fo:font-weight="normal" officeooo:rsid="000d20a5" style:font-size-asian="11pt" style:font-weight-asian="normal" style:font-size-complex="11pt" style:font-weight-complex="normal"/>
    </style:style>
    <style:style style:name="T13" style:family="text">
      <style:text-properties fo:color="#158466" style:font-name="Liberation Mono" fo:font-size="11pt" fo:font-weight="normal" officeooo:rsid="000d20a5" style:font-name-asian="Noto Sans Mono CJK SC" style:font-size-asian="11pt" style:font-weight-asian="normal" style:font-name-complex="Liberation Mono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uffle</text:p>
      <text:p text:style-name="P1"/>
      <text:p text:style-name="P10"><text:span text:style-name="T1">I</text:span>nstalation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&gt;&gt; sudo npm install -g truffle </text:span></text:p>
      <text:p text:style-name="P2">&gt;&gt; truffle version</text:p>
      <text:p text:style-name="P2"/>
      <text:p text:style-name="P4">Truffle v5.5.15 (core: 5.5.15)</text:p>
      <text:p text:style-name="P4">Ganache V^7.1.0</text:p>
      <text:p text:style-name="P4">Solidity v0.5.16 (colc-js)</text:p>
      <text:p text:style-name="P4">Node v18.2.0</text:p>
      <text:p text:style-name="P4">web3.js v1.5.3</text:p>
      <text:p text:style-name="P4"/>
      <text:p text:style-name="P4"/>
      <text:p text:style-name="P3"/>
      <text:p text:style-name="P3"/>
      <text:p text:style-name="P3">&gt;&gt; npm --v</text:p>
      <text:p text:style-name="P4">8.10.0</text:p>
      <text:p text:style-name="P4"/>
      <text:p text:style-name="P3"/>
      <text:p text:style-name="P3"/>
      <text:p text:style-name="P3">&gt;&gt;python3 –version</text:p>
      <text:p text:style-name="P7"><text:span text:style-name="T2">python </text:span><text:span text:style-name="T4">3</text:span><text:span text:style-name="T2">.8.10</text:span></text:p>
      <text:p text:style-name="P7"><text:span text:style-name="T2"/></text:p>
      <text:p text:style-name="P7"><text:span text:style-name="T2"/></text:p>
      <table:table table:name="Table1" table:style-name="Table1">
        <table:table-column table:style-name="Table1.A"/>
        <table:table-row table:style-name="TableLine94628633773952">
          <table:table-cell table:style-name="Table1.A1" office:value-type="string">
            <text:p text:style-name="P16"># To update npm to a specific version</text:p>
            <text:p text:style-name="P16"/>
            <text:p text:style-name="P15">sudo npm install -g npm@8.10.0</text:p>
            <text:p text:style-name="P14"/>
            <text:p text:style-name="P16"># To update npm to the latest version</text:p>
            <text:p text:style-name="P15"/>
            <text:p text:style-name="P15">sudo npm install npm -g</text:p>
          </table:table-cell>
        </table:table-row>
      </table:table>
      <text:p text:style-name="P4"/>
      <text:p text:style-name="P4"/>
      <text:p text:style-name="P11"># <text:span text:style-name="T6">It</text:span> installs all packages inside package.json and after that the installation process finishes, a package called node_modules will appear </text:p>
      <text:p text:style-name="P5">&gt;&gt; npm instal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Usage</text:p>
      <text:p text:style-name="P12"/>
      <text:p text:style-name="P8"><text:span text:style-name="T9"># </text:span><text:span text:style-name="T10">It</text:span><text:span text:style-name="T9"> initialize truffle </text:span><text:span text:style-name="T11">and adds </text:span><text:span text:style-name="T13">three</text:span><text:span text:style-name="T11"> </text:span><text:span text:style-name="T13">folders</text:span><text:span text:style-name="T11"> to the project, called migrations,contracts </text:span><text:span text:style-name="T12">and test</text:span></text:p>
      <text:p text:style-name="P13"/>
      <text:p text:style-name="P13">&gt;&gt; <text:span text:style-name="T5">truffle init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'Andale Mono', Consolas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16:18:32.681464606</dc:date>
    <meta:editing-duration>PT50M</meta:editing-duration>
    <meta:editing-cycles>14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101" meta:character-count="610" meta:non-whitespace-character-count="530"/>
  </office:meta>
</office:document-meta>
</file>